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27cm" fo:margin-left="0.679cm" fo:margin-right="0.051cm" fo:margin-top="0cm" fo:margin-bottom="0.499cm" table:align="margins"/>
    </style:style>
    <style:style style:name="Table1.A" style:family="table-column">
      <style:table-column-properties style:column-width="2.083cm" style:rel-column-width="8390*"/>
    </style:style>
    <style:style style:name="Table1.B" style:family="table-column">
      <style:table-column-properties style:column-width="2.406cm" style:rel-column-width="9690*"/>
    </style:style>
    <style:style style:name="Table1.C" style:family="table-column">
      <style:table-column-properties style:column-width="2.009cm" style:rel-column-width="8092*"/>
    </style:style>
    <style:style style:name="Table1.D" style:family="table-column">
      <style:table-column-properties style:column-width="2.134cm" style:rel-column-width="8596*"/>
    </style:style>
    <style:style style:name="Table1.E" style:family="table-column">
      <style:table-column-properties style:column-width="2.307cm" style:rel-column-width="9293*"/>
    </style:style>
    <style:style style:name="Table1.F" style:family="table-column">
      <style:table-column-properties style:column-width="5.33cm" style:rel-column-width="21474*"/>
    </style:style>
    <style:style style:name="Table1.A1" style:family="table-cell">
      <style:table-cell-properties fo:background-color="transparent" fo:padding="0cm" fo:border="none">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6.99cm" fo:margin-left="0cm" fo:margin-right="0.011cm" fo:margin-top="0.3cm" fo:margin-bottom="0.25cm" table:align="margins"/>
    </style:style>
    <style:style style:name="Table11.A" style:family="table-column">
      <style:table-column-properties style:column-width="2.464cm" style:rel-column-width="9505*"/>
    </style:style>
    <style:style style:name="Table11.B" style:family="table-column">
      <style:table-column-properties style:column-width="14.526cm" style:rel-column-width="5603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padding="0.15cm" fo:border-left="none" fo:border-right="none" fo:border-top="1pt solid #999999" fo:border-bottom="1pt solid #999999"/>
    </style:style>
    <style:style style:name="Table13" style:family="table">
      <style:table-properties style:width="16.99cm" fo:margin-left="0cm" fo:margin-right="0.011cm" fo:margin-top="0.199cm" fo:margin-bottom="0.4cm" table:align="margins"/>
    </style:style>
    <style:style style:name="Table13.A" style:family="table-column">
      <style:table-column-properties style:column-width="2.464cm" style:rel-column-width="9505*"/>
    </style:style>
    <style:style style:name="Table13.B" style:family="table-column">
      <style:table-column-properties style:column-width="14.526cm" style:rel-column-width="5603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_5f_ListIntro" style:master-page-name="">
      <style:paragraph-properties style:page-number="auto"/>
    </style:style>
    <style:style style:name="P5" style:family="paragraph" style:parent-style-name="OOoTextBodyIndent" style:master-page-name="">
      <style:paragraph-properties fo:keep-together="always" fo:orphans="0" fo:widows="0" style:page-number="auto"/>
    </style:style>
    <style:style style:name="P6" style:family="paragraph" style:parent-style-name="OOoTableText">
      <style:paragraph-properties fo:margin-left="0.21cm" fo:margin-right="0.011cm" fo:text-indent="0cm" style:auto-text-indent="false"/>
    </style:style>
    <style:style style:name="P7" style:family="paragraph" style:parent-style-name="OOoTextBody">
      <style:paragraph-properties fo:margin-left="0.635cm" fo:margin-right="0cm" fo:text-indent="0cm" style:auto-text-indent="false"/>
    </style:style>
    <style:style style:name="P8" style:family="paragraph" style:parent-style-name="OOoTextBody">
      <style:paragraph-properties fo:margin-top="0cm" fo:margin-bottom="0cm" style:contextual-spacing="false"/>
    </style:style>
    <style:style style:name="P9"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841e"/>
    </style:style>
    <style:style style:name="P10"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e1bb"/>
    </style:style>
    <style:style style:name="P11" style:family="paragraph" style:parent-style-name="OOoTextBodyIndent">
      <style:text-properties officeooo:paragraph-rsid="001f851a"/>
    </style:style>
    <style:style style:name="P12" style:family="paragraph" style:parent-style-name="OOoTextBodyIndent">
      <style:text-properties officeooo:paragraph-rsid="0028e1bb"/>
    </style:style>
    <style:style style:name="P13" style:family="paragraph" style:parent-style-name="OOoTextBody">
      <style:text-properties officeooo:paragraph-rsid="001f851a"/>
    </style:style>
    <style:style style:name="P14" style:family="paragraph" style:parent-style-name="OOoTextBody">
      <style:text-properties officeooo:paragraph-rsid="0027d2b4"/>
    </style:style>
    <style:style style:name="P15" style:family="paragraph" style:parent-style-name="OOoTextBody">
      <style:text-properties officeooo:rsid="005e68eb" officeooo:paragraph-rsid="0027d2b4"/>
    </style:style>
    <style:style style:name="P16" style:family="paragraph" style:parent-style-name="OOoContents_20_2">
      <style:paragraph-properties>
        <style:tab-stops>
          <style:tab-stop style:position="16.501cm" style:type="right" style:leader-style="dotted" style:leader-text="."/>
        </style:tab-stops>
      </style:paragraph-properties>
    </style:style>
    <style:style style:name="P17" style:family="paragraph" style:parent-style-name="OOoContents_20_1">
      <style:paragraph-properties>
        <style:tab-stops>
          <style:tab-stop style:position="17cm" style:type="right" style:leader-style="dotted" style:leader-text="."/>
        </style:tab-stops>
      </style:paragraph-properties>
    </style:style>
    <style:style style:name="P18" style:family="paragraph" style:parent-style-name="OOoHeading_20_1" style:master-page-name="OOoCopyright">
      <style:paragraph-properties style:page-number="auto"/>
    </style:style>
    <style:style style:name="P19" style:family="paragraph" style:parent-style-name="OOoHeading_20_1" style:master-page-name="OOoPageStyle">
      <style:paragraph-properties style:page-number="auto"/>
    </style:style>
    <style:style style:name="P20" style:family="paragraph" style:parent-style-name="OOoToCHead" style:master-page-name="OOoFrontMatter">
      <style:paragraph-properties style:page-number="auto"/>
    </style:style>
    <style:style style:name="P21" style:family="paragraph" style:parent-style-name="OOoNewChapter" style:master-page-name="OOoFirstPage">
      <style:paragraph-properties style:page-number="auto"/>
    </style:style>
    <style:style style:name="P22" style:family="paragraph" style:parent-style-name="OOoTextBodyIndent">
      <style:paragraph-properties fo:margin-top="0cm" fo:margin-bottom="0cm" style:contextual-spacing="false" fo:line-height="105%">
        <style:tab-stops>
          <style:tab-stop style:position="7.364cm"/>
        </style:tab-stops>
      </style:paragraph-properties>
      <style:text-properties officeooo:rsid="0028841e" officeooo:paragraph-rsid="0028e1bb"/>
    </style:style>
    <style:style style:name="P23" style:family="paragraph" style:parent-style-name="OOoTextBodyIndent">
      <style:text-properties officeooo:rsid="00245a6a" officeooo:paragraph-rsid="00245a6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style:font-name="Times New Roman"/>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en" fo:country="US"/>
    </style:style>
    <style:style style:name="T13" style:family="text">
      <style:text-properties officeooo:rsid="001f851a"/>
    </style:style>
    <style:style style:name="T14" style:family="text">
      <style:text-properties officeooo:rsid="0021228b"/>
    </style:style>
    <style:style style:name="T15" style:family="text">
      <style:text-properties officeooo:rsid="0025ef00"/>
    </style:style>
    <style:style style:name="T16" style:family="text">
      <style:text-properties officeooo:rsid="0027d2b4"/>
    </style:style>
    <style:style style:name="T17" style:family="text">
      <style:text-properties officeooo:rsid="0028841e"/>
    </style:style>
    <style:style style:name="T18" style:family="text">
      <style:text-properties officeooo:rsid="0029634e"/>
    </style:style>
    <style:style style:name="T19" style:family="text">
      <style:text-properties style:font-style-asian="italic" style:font-style-complex="italic"/>
    </style:style>
    <style:style style:name="T20" style:family="text">
      <style:text-properties officeooo:rsid="001f851a"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graphics2" text:anchor-type="paragraph" svg:x="1.062cm" svg:y="1.164cm" svg:width="13.284cm" svg:height="3.378cm" draw:z-index="0"><draw:image xlink:href="Pictures/10000201000007D0000001FDE3A2A0C3.png" xlink:type="simple" xlink:show="embed" xlink:actuate="onLoad"/>
    </draw:frame></text:p>
      <text:p text:style-name="OOoGuideName">入門指引<text:hidden-paragraph text:condition="ooow:MD!=0"/></text:p>
      <text:p text:style-name="OOoHeading_20_0">Appendix <text:span text:style-name="OOoChapterNumber">B <text:s/></text:span><text:line-break/>Open Source, Open Standards, OpenDocument</text:p>
      <text:p text:style-name="OOoSubtitle"/>
      <text:p text:style-name="OOoTextBody"/>
      <text:p text:style-name="OOoPageBreak"/>
      <text:section text:style-name="Sect1" text:name="Section1" text:condition="ooow:MD !=0" text:display="condition">
        <text:h text:style-name="P18" text:outline-level="1"><text:bookmark-start text:name="__RefHeading__182214_780470623"/>著作權<text:bookmark-end text:name="__RefHeading__182214_780470623"/></text:h>
        <text:p text:style-name="P14">This document is Copyright © 2010–2014 by the LibreOffice Documentation Team. 貢獻者列於下方。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http://creativecommons.org/licenses/by/4.0/</text:span></text:a>), version 4.0 or later.</text:p>
        <text:p text:style-name="OOoTextBody">所有的本指引中的商標都屬其法律擁有者所有。</text:p>
        <text:h text:style-name="OOoHeading_20_2" text:outline-level="2"><text:bookmark-start text:name="__RefHeading__694_224528901"/>貢獻者<text:bookmark-end text:name="__RefHeading__694_224528901"/></text:h>
        <text:p text:style-name="OOoTextBody">Ron Faile Jr.<text:line-break/>Jean Hollis Weber<text:line-break/>Peter Schofield</text:p>
        <text:h text:style-name="OOoHeading_20_2" text:outline-level="2"><text:bookmark-start text:name="__RefHeading__696_224528901"/>意見回饋<text:bookmark-end text:name="__RefHeading__696_224528901"/></text:h>
        <text:p text:style-name="P14">請直接將本文件的相關意見或建議寄送給 Documentation Team 的郵遞清單：<text:a xlink:type="simple" xlink:href="mailto:documentation@global.libreoffice.org">documentation@global.libreoffice.org</text:a></text:p>
        <text:p text:style-name="P15"><text:span text:style-name="OOoStrongEmphasis">注意：</text:span>所有您寄送到郵遞清單的內容，包括您的電子信箱與其他訊息中會透漏的個人資訊，都會公開存檔無法刪除。</text:p>
        <text:h text:style-name="OOoHeading_20_2" text:outline-level="2"><text:bookmark-start text:name="__RefHeading__698_224528901"/>Acknowledgments<text:bookmark-end text:name="__RefHeading__698_224528901"/></text:h>
        <text:p text:style-name="OOoTextBody">This appendix is adapted from Appendix B of <text:span text:style-name="OOoEmphasis">Getting Started with OpenOffice.org 3.3</text:span>. The contributors to that appendix are:</text:p>
        <text:p text:style-name="OOoTextBody">Rick Barnes<text:line-break/>Jean Hollis Weber<text:line-break/>Agnes Belzunce</text:p>
        <text:h text:style-name="OOoHeading_20_2" text:outline-level="2"><text:bookmark-start text:name="__RefHeading__700_224528901"/>出版日期與軟體版本<text:bookmark-end text:name="__RefHeading__700_224528901"/></text:h>
        <text:p text:style-name="OOoTextBody">Published 26 May 2014. 針對 LibreOffice 4.2 版撰寫。</text:p>
        <text:p text:style-name="P20">目錄</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82214_780470623" text:style-name="Internet_20_link" text:visited-style-name="Internet_20_link">著作權<text:tab/>2</text:a></text:p>
            <text:p text:style-name="P16"><text:a xlink:type="simple" xlink:href="#__RefHeading__694_224528901" text:style-name="Internet_20_link" text:visited-style-name="Internet_20_link">貢獻者<text:tab/>2</text:a></text:p>
            <text:p text:style-name="P16"><text:a xlink:type="simple" xlink:href="#__RefHeading__696_224528901" text:style-name="Internet_20_link" text:visited-style-name="Internet_20_link">意見回饋<text:tab/>2</text:a></text:p>
            <text:p text:style-name="P16"><text:a xlink:type="simple" xlink:href="#__RefHeading__698_224528901" text:style-name="Internet_20_link" text:visited-style-name="Internet_20_link">Acknowledgments<text:tab/>2</text:a></text:p>
            <text:p text:style-name="P16"><text:a xlink:type="simple" xlink:href="#__RefHeading__700_224528901" text:style-name="Internet_20_link" text:visited-style-name="Internet_20_link">出版日期與軟體版本<text:tab/>2</text:a></text:p>
            <text:p text:style-name="P17"><text:a xlink:type="simple" xlink:href="#__RefHeading__182216_780470623" text:style-name="Internet_20_link" text:visited-style-name="Internet_20_link">Introduction<text:tab/>4</text:a></text:p>
            <text:p text:style-name="P17"><text:a xlink:type="simple" xlink:href="#__RefHeading__182218_780470623" text:style-name="Internet_20_link" text:visited-style-name="Internet_20_link">A short history of LibreOffice<text:tab/>4</text:a></text:p>
            <text:p text:style-name="P17"><text:a xlink:type="simple" xlink:href="#__RefHeading__182220_780470623" text:style-name="Internet_20_link" text:visited-style-name="Internet_20_link">The LibreOffice community<text:tab/>4</text:a></text:p>
            <text:p text:style-name="P17"><text:a xlink:type="simple" xlink:href="#__RefHeading__182222_780470623" text:style-name="Internet_20_link" text:visited-style-name="Internet_20_link">How is LibreOffice licensed?<text:tab/>5</text:a></text:p>
            <text:p text:style-name="P17"><text:a xlink:type="simple" xlink:href="#__RefHeading__182224_780470623" text:style-name="Internet_20_link" text:visited-style-name="Internet_20_link">What is “open source”?<text:tab/>5</text:a></text:p>
            <text:p text:style-name="P17"><text:a xlink:type="simple" xlink:href="#__RefHeading__3272_1372004992" text:style-name="Internet_20_link" text:visited-style-name="Internet_20_link">What are “open standards”?<text:tab/>5</text:a></text:p>
            <text:p text:style-name="P17"><text:a xlink:type="simple" xlink:href="#__RefHeading__182226_780470623" text:style-name="Internet_20_link" text:visited-style-name="Internet_20_link">What is OpenDocument?<text:tab/>5</text:a></text:p>
            <text:p text:style-name="P16"><text:a xlink:type="simple" xlink:href="#__RefHeading__3274_1372004992" text:style-name="Internet_20_link" text:visited-style-name="Internet_20_link">OpenDocument filename extensions<text:tab/>6</text:a></text:p>
            <text:p text:style-name="P17"><text:a xlink:type="simple" xlink:href="#__RefHeading__5835_1372004992" text:style-name="Internet_20_link" text:visited-style-name="Internet_20_link">File formats LibreOffice can open<text:tab/>6</text:a></text:p>
            <text:p text:style-name="P16"><text:a xlink:type="simple" xlink:href="#__RefHeading__182230_780470623" text:style-name="Internet_20_link" text:visited-style-name="Internet_20_link">Opening text documents<text:tab/>6</text:a></text:p>
            <text:p text:style-name="P16"><text:a xlink:type="simple" xlink:href="#__RefHeading__182232_780470623" text:style-name="Internet_20_link" text:visited-style-name="Internet_20_link">Opening spreadsheets<text:tab/>7</text:a></text:p>
            <text:p text:style-name="P16"><text:a xlink:type="simple" xlink:href="#__RefHeading__182234_780470623" text:style-name="Internet_20_link" text:visited-style-name="Internet_20_link">Opening presentations<text:tab/>7</text:a></text:p>
            <text:p text:style-name="P16"><text:a xlink:type="simple" xlink:href="#__RefHeading__182236_780470623" text:style-name="Internet_20_link" text:visited-style-name="Internet_20_link">Opening graphic files<text:tab/>7</text:a></text:p>
            <text:p text:style-name="P16"><text:a xlink:type="simple" xlink:href="#__RefHeading__182238_780470623" text:style-name="Internet_20_link" text:visited-style-name="Internet_20_link">Opening formula files<text:tab/>8</text:a></text:p>
            <text:p text:style-name="P17"><text:a xlink:type="simple" xlink:href="#__RefHeading__182240_780470623" text:style-name="Internet_20_link" text:visited-style-name="Internet_20_link">File formats LibreOffice can save to<text:tab/>8</text:a></text:p>
            <text:p text:style-name="P16"><text:a xlink:type="simple" xlink:href="#__RefHeading__182242_780470623" text:style-name="Internet_20_link" text:visited-style-name="Internet_20_link">Saving text documents<text:tab/>8</text:a></text:p>
            <text:p text:style-name="P16"><text:a xlink:type="simple" xlink:href="#__RefHeading__182244_780470623" text:style-name="Internet_20_link" text:visited-style-name="Internet_20_link">Saving spreadsheet files<text:tab/>9</text:a></text:p>
            <text:p text:style-name="P16"><text:a xlink:type="simple" xlink:href="#__RefHeading__182246_780470623" text:style-name="Internet_20_link" text:visited-style-name="Internet_20_link">Saving presentations<text:tab/>9</text:a></text:p>
            <text:p text:style-name="P16"><text:a xlink:type="simple" xlink:href="#__RefHeading__182248_780470623" text:style-name="Internet_20_link" text:visited-style-name="Internet_20_link">Saving drawings<text:tab/>9</text:a></text:p>
            <text:p text:style-name="P16"><text:a xlink:type="simple" xlink:href="#__RefHeading__182250_780470623" text:style-name="Internet_20_link" text:visited-style-name="Internet_20_link">Writer/Web can save in these formats<text:tab/>9</text:a></text:p>
            <text:p text:style-name="P17"><text:a xlink:type="simple" xlink:href="#__RefHeading__184177_780470623" text:style-name="Internet_20_link" text:visited-style-name="Internet_20_link">Exporting to other formats<text:tab/>10</text:a></text:p>
          </text:index-body>
        </text:table-of-content>
        <text:p text:style-name="OOoTextBody"/>
      </text:section>
      <text:h text:style-name="P19" text:outline-level="1"><text:bookmark-start text:name="__RefHeading__182216_780470623"/>Introduction<text:bookmark-end text:name="__RefHeading__182216_780470623"/></text:h>
      <text:p text:style-name="OOoText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OOoHeading_20_1" text:outline-level="1"><text:bookmark-start text:name="__RefHeading__182218_780470623"/>A <text:alphabetical-index-mark text:string-value="history of LibreOffice"/>short history of LibreOffice<text:bookmark-end text:name="__RefHeading__182218_780470623"/></text:h>
      <text:p text:style-name="OOoTextBody">The OpenOffice.org project began when <text:alphabetical-index-mark-start text:id="IMark140295357405600"/>Sun Microsystems<text:alphabetical-index-mark-end text:id="IMark140295357405600"/>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OOoTextBody">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OOoTextBody">Unable to acquire the trademarked OpenOffice.org name from Oracle Corporation, The Document Foundation named its product LibreOffice. Continuing the version numbers from OpenOffice.org, LibreOffice 3.3 was released in January 2011.</text:p>
      <text:p text:style-name="OOoTextBody">In February 2012, The Document Foundation was incorporated in Berlin as a German Stiftung. You can read more about The Document Foundation at: <text:a xlink:type="simple" xlink:href="http://www.documentfoundation.org/">http://www.documentfoundation.org/</text:a></text:p>
      <text:h text:style-name="OOoHeading_20_1" text:outline-level="1"><text:bookmark-start text:name="__RefHeading__182220_780470623"/>The LibreOffice community<text:bookmark-end text:name="__RefHeading__182220_780470623"/></text:h>
      <text:p text:style-name="OOoTextBody">The Document Foundation's mission is:</text:p>
      <text:p text:style-name="OOoTextBody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OOoTextBody">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OOoTextBody">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OOoText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www.libreoffice.org</text:a> and <text:a xlink:type="simple" xlink:href="http://www.documentfoundation.org/">www.documentfoundation.org</text:a>.</text:p>
      <text:h text:style-name="OOoHeading_20_1"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OOoTextBody">LibreOffice is distributed under the <text:alphabetical-index-mark-start text:id="IMark140295357405600"/>Open Source Initiative (OSI)<text:alphabetical-index-mark-end text:id="IMark140295357405600"/> approved Lesser General Public License (LGPL).</text:p>
      <text:p text:style-name="OOoTextBody">The LGPL <text:alphabetical-index-mark text:string-value="licensing of LibreOffice"/>license is available from the LibreOffice website: <text:a xlink:type="simple" xlink:href="http://www.libreoffice.org/download/license/">http://www.libreoffice.org/download/license/</text:a> </text:p>
      <text:h text:style-name="OOoHeading_20_1" text:outline-level="1"><text:bookmark-start text:name="__RefHeading__182224_780470623"/>What is “open source”?<text:bookmark-end text:name="__RefHeading__182224_780470623"/></text:h>
      <text:p text:style-name="OOoTextBody_5f_ListIntro">The four essential rights of open-source software are embodied within the Free Software Foundation’s <text:span text:style-name="OOoEmphasis">General Public License</text:span> (GPL):</text:p>
      <text:list xml:id="list2107890391884839365" text:style-name="OOoBullets_20_1">
        <text:list-item text:start-value="1">
          <text:p text:style-name="OOoList_20_1_20_Start">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basic idea behind open source</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140295357405600"/><text:span text:style-name="OOoEmphasis">Open Source Initiative </text:span>(OSI)<text:alphabetical-index-mark-end text:id="IMark140295357405600"/>: <text:a xlink:type="simple" xlink:href="http://www.opensource.org/"><text:span text:style-name="Internet_20_link">http://www.opensource.org</text:span></text:a></text:p>
      <text:p text:style-name="OOoTextBody"><text:alphabetical-index-mark-start text:id="IMark140295357404448"/><text:span text:style-name="OOoEmphasis">Free Software Foundation</text:span> (FSF)<text:alphabetical-index-mark-end text:id="IMark140295357404448"/>: <text:a xlink:type="simple" xlink:href="http://www.gnu.org/">http://www.gnu.org</text:a></text:p>
      <text:h text:style-name="OOoHeading_20_1" text:outline-level="1"><text:bookmark-start text:name="__RefHeading__3272_1372004992"/>What are “open standards”?<text:bookmark-end text:name="__RefHeading__3272_1372004992"/></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_5f_ListIntro">An open standard meets the following requirements:</text:p>
      <text:list xml:id="list110722905548652" text:continue-numbering="true" text:style-name="OOoBullets_20_1">
        <text:list-item>
          <text:p text:style-name="OOoList_20_1_20_Start">It is well documented with the complete specification public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1"><text:bookmark-start text:name="__RefHeading__182226_780470623"/>What is OpenDocument?<text:bookmark-end text:name="__RefHeading__182226_780470623"/></text:h>
      <text:p text:style-name="OOoTextBody">OpenDocument (ODF) is an XML-based file format for office documents (text documents, spreadsheets, drawings, presentations and more), developed at OASIS (<text:a xlink:type="simple" xlink:href="http://www.oasis-open.org/who/">http://www.oasis-open.org/who/</text:a>), an independent, international standards group.</text:p>
      <text:p text:style-name="OOoTextBody">Unlike other file formats, ODF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OOoTextBody"><text:soft-page-break/>Since version 2.0, OpenOffice.org has supported the open standard OASIS OpenDocument as its default file format. LibreOffice saves documents in OpenDocument Format by default. LibreOffice 3 adopted version 1.2 of the OpenDocument standard and this version of LibreOffice continues to use this standard. LibreOffice can also open and save many other file formats; see “<text:bookmark-ref text:reference-format="text" text:ref-name="__RefHeading__5835_1372004992">File formats LibreOffice can open</text:bookmark-ref>” on this page, “<text:bookmark-ref text:reference-format="text" text:ref-name="__RefHeading__182240_780470623">File formats LibreOffice can save to</text:bookmark-ref>” on page <text:bookmark-ref text:reference-format="page" text:ref-name="__RefHeading__182240_780470623">8</text:bookmark-ref>, and “<text:bookmark-ref text:reference-format="text" text:ref-name="__RefHeading__184177_780470623">Exporting to other formats</text:bookmark-ref>” on page <text:bookmark-ref text:reference-format="page" text:ref-name="__RefHeading__184177_780470623">10</text:bookmark-ref>.</text:p>
      <text:h text:style-name="OOoHeading_20_2" text:outline-level="2"><text:bookmark-start text:name="__RefHeading__3274_1372004992"/>OpenDocument filename extensions<text:bookmark-end text:name="__RefHeading__3274_1372004992"/></text:h>
      <text:p text:style-name="OOoTextBody_5f_ListIntro">The most common filename extensions used for OpenDocument documents are:</text:p>
      <text:p text:style-name="P7">*.odt for word processing (text) documents</text:p>
      <text:p text:style-name="P7">*.ods for spreadsheets </text:p>
      <text:p text:style-name="P7">*.odp for presentations </text:p>
      <text:p text:style-name="P7">*.odb for databases </text:p>
      <text:p text:style-name="P7">*.odg for graphics (vector drawings) </text:p>
      <text:p text:style-name="P7">*.odf for formulas (mathematical equations) </text:p>
      <text:h text:style-name="OOoHeading_20_1" text:outline-level="1"><text:bookmark-start text:name="__RefHeading__5835_1372004992"/>File formats LibreOffice can open<text:bookmark-end text:name="__RefHeading__5835_1372004992"/></text:h>
      <text:p text:style-name="P13">LibreOffice can open a wide variety of file formats in addition to the OpenDocument formats, including Portable Document Format (PDF), if an ODF file is embedded in the PDF (see <text:span text:style-name="OOoEmphasis">Chapter 10 Printing, Exporting, and Emailing</text:span> for more information).</text:p>
      <text:h text:style-name="OOoHeading_20_2" text:outline-level="2"><text:bookmark-start text:name="__RefHeading__182230_780470623"/>Opening <text:alphabetical-index-mark text:string-value="opening" text:key1="text documents"/>text documents<text:bookmark-end text:name="__RefHeading__182230_780470623"/></text:h>
      <text:p text:style-name="OOoTextBody_5f_ListIntro">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ext:p text:style-name="P10">Microsoft WinWord 5 (.doc)<text:tab/>WordPerfect Document (.wpd)</text:p>
      <text:p text:style-name="P10">Microsoft Works (.wps)<text:tab/>Lotus WordPro (.lwp)</text:p>
      <text:p text:style-name="P22">Abiword Document (.abw, .zabw)<text:tab/>ClarisWorks/Appleworks Document (.cwk)</text:p>
      <text:p text:style-name="P10"><text:span text:style-name="T17">MacWrite Document (.mw, .mcw)<text:tab/></text:span>Rich Text Format (.rtf)</text:p>
      <text:p text:style-name="P10">Text CSV (.csv and .txt)<text:tab/>StarWriter formats (.sdw, .sgl, .vor)</text:p>
      <text:p text:style-name="P10">DocBook (.xml)<text:tab/>Unified Office Format text (.uot, .uof)</text:p>
      <text:p text:style-name="P10">Ichitaro 8/9/10/11 (.jtd and .jtt)<text:tab/>Hangul WP 97 (.hwp)</text:p>
      <text:p text:style-name="P10">T602 Document (.602, .txt)<text:tab/>AportisDoc (Palm) (.pdb)</text:p>
      <text:p text:style-name="P10">Pocket Word (.psw)<text:tab/>eBook (.pdb)</text:p>
      <text:p text:style-name="P12">HTML Document (.htm, .html)</text:p>
      <text:p text:style-name="OOoTextBody">Most of these file types are automatically detected by LibreOffice, so they can be opened without explicitly selecting the document type in the file picker.</text:p>
      <text:p text:style-name="OOoTextBody">When opening .htm or .html files (used for web pages), LibreOffice customizes Writer for working with these files.</text:p>
      <text:h text:style-name="OOoHeading_20_2" text:outline-level="2"><text:bookmark-start text:name="__RefHeading__182232_780470623"/><text:soft-page-break/>Opening <text:alphabetical-index-mark text:string-value="opening" text:key1="spreadsheets"/>spreadsheets<text:bookmark-end text:name="__RefHeading__182232_780470623"/></text:h>
      <text:p text:style-name="OOoTextBody_5f_ListIntro">In addition to OpenDocument formats (.ods, .ots, and .fods), Calc can open the formats used by OpenOffice.org 1.x (.sxc and .stc) and the following spreadsheet formats:</text:p>
      <text:p text:style-name="OOoTextBodyIndent">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2"><text:bookmark-start text:name="__RefHeading__182234_780470623"/>Opening <text:alphabetical-index-mark text:string-value="opening" text:key1="graphic files"/>presentations<text:bookmark-end text:name="__RefHeading__182234_780470623"/></text:h>
      <text:p text:style-name="OOoTextBody_5f_ListIntro">In addition to OpenDocument formats (.odp, .odg, .otp, and .fopd), Impress can open the formats used by OpenOffice.org 1.x (.sxi and .sti) and the following presentation formats:</text:p>
      <text:p text:style-name="OOoTextBodyIndent">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p>
      <text:h text:style-name="OOoHeading_20_2" text:outline-level="2"><text:bookmark-start text:name="__RefHeading__182236_780470623"/>Opening <text:alphabetical-index-mark text:string-value="opening" text:key1="graphic files"/>graphic files<text:bookmark-end text:name="__RefHeading__182236_780470623"/></text:h>
      <text:p text:style-name="OOoTextBody">In addition to OpenDocument formats (.odg and .otg), Draw can open the formats used by OpenOffice.org 1.x (.sxd and .std) and the following graphic formats:</text:p>
      <text:p text:style-name="P2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BMP</text:p>
          </table:table-cell>
          <table:table-cell table:style-name="Table1.A1" office:value-type="string">
            <text:p text:style-name="P8">JPEG, JPG</text:p>
          </table:table-cell>
          <table:table-cell table:style-name="Table1.A1" office:value-type="string">
            <text:p text:style-name="P8">PCX</text:p>
          </table:table-cell>
          <table:table-cell table:style-name="Table1.A1" office:value-type="string">
            <text:p text:style-name="P8">PSD</text:p>
          </table:table-cell>
          <table:table-cell table:style-name="Table1.A1" office:value-type="string">
            <text:p text:style-name="P8">SGV</text:p>
          </table:table-cell>
          <table:table-cell table:style-name="Table1.A1" office:value-type="string">
            <text:p text:style-name="P8">WMF</text:p>
          </table:table-cell>
        </table:table-row>
        <table:table-row>
          <table:table-cell table:style-name="Table1.A1" office:value-type="string">
            <text:p text:style-name="P8">DXF</text:p>
          </table:table-cell>
          <table:table-cell table:style-name="Table1.A1" office:value-type="string">
            <text:p text:style-name="P8">MET</text:p>
          </table:table-cell>
          <table:table-cell table:style-name="Table1.A1" office:value-type="string">
            <text:p text:style-name="P8">PGM</text:p>
          </table:table-cell>
          <table:table-cell table:style-name="Table1.A1" office:value-type="string">
            <text:p text:style-name="P8">RAS</text:p>
          </table:table-cell>
          <table:table-cell table:style-name="Table1.A1" office:value-type="string">
            <text:p text:style-name="P8">SVM</text:p>
          </table:table-cell>
          <table:table-cell table:style-name="Table1.A1" office:value-type="string">
            <text:p text:style-name="P8">XBM</text:p>
          </table:table-cell>
        </table:table-row>
        <table:table-row>
          <table:table-cell table:style-name="Table1.A1" office:value-type="string">
            <text:p text:style-name="P8">EMF</text:p>
          </table:table-cell>
          <table:table-cell table:style-name="Table1.A1" office:value-type="string">
            <text:p text:style-name="P8">PBM</text:p>
          </table:table-cell>
          <table:table-cell table:style-name="Table1.A1" office:value-type="string">
            <text:p text:style-name="P8">PLT</text:p>
          </table:table-cell>
          <table:table-cell table:style-name="Table1.A1" office:value-type="string">
            <text:p text:style-name="P8">SDA</text:p>
          </table:table-cell>
          <table:table-cell table:style-name="Table1.A1" office:value-type="string">
            <text:p text:style-name="P8">TGA</text:p>
          </table:table-cell>
          <table:table-cell table:style-name="Table1.A1" office:value-type="string">
            <text:p text:style-name="P8">XPM</text:p>
          </table:table-cell>
        </table:table-row>
        <table:table-row>
          <table:table-cell table:style-name="Table1.A1" office:value-type="string">
            <text:p text:style-name="P8">EPS</text:p>
          </table:table-cell>
          <table:table-cell table:style-name="Table1.A1" office:value-type="string">
            <text:p text:style-name="P8">PCD</text:p>
          </table:table-cell>
          <table:table-cell table:style-name="Table1.A1" office:value-type="string">
            <text:p text:style-name="P8">PNG</text:p>
          </table:table-cell>
          <table:table-cell table:style-name="Table1.A1" office:value-type="string">
            <text:p text:style-name="P8">SDD</text:p>
          </table:table-cell>
          <table:table-cell table:style-name="Table1.A1" office:value-type="string">
            <text:p text:style-name="P8">TIF, TIFF</text:p>
          </table:table-cell>
          <table:table-cell table:style-name="Table1.A1" office:value-type="string">
            <text:p text:style-name="P8"/>
          </table:table-cell>
        </table:table-row>
        <table:table-row>
          <table:table-cell table:style-name="Table1.A1" office:value-type="string">
            <text:p text:style-name="P8">GIF</text:p>
          </table:table-cell>
          <table:table-cell table:style-name="Table1.A1" office:value-type="string">
            <text:p text:style-name="P8">PCT</text:p>
          </table:table-cell>
          <table:table-cell table:style-name="Table1.A1" office:value-type="string">
            <text:p text:style-name="P8">PPM</text:p>
          </table:table-cell>
          <table:table-cell table:style-name="Table1.A1" office:value-type="string">
            <text:p text:style-name="P8">SGF</text:p>
          </table:table-cell>
          <table:table-cell table:style-name="Table1.A1" office:value-type="string">
            <text:p text:style-name="P8">VOR</text:p>
          </table:table-cell>
          <table:table-cell table:style-name="Table1.A1" office:value-type="string">
            <text:p text:style-name="P8"/>
          </table:table-cell>
        </table:table-row>
      </table:table>
      <text:h text:style-name="OOoHeading_20_2" text:outline-level="2"><text:bookmark-start text:name="__RefHeading__182238_780470623"/><text:soft-page-break/>Opening <text:alphabetical-index-mark text:string-value="formula files, opening"/>formula files<text:bookmark-end text:name="__RefHeading__182238_780470623"/></text:h>
      <text:p text:style-name="P3">In addition to OpenDocument Formula (.odf) files, Math can open the format used by OpenOffice.org 1.x (.sxm), StarMath, (.smf), and MathML (.mml) files.</text:p>
      <text:p text:style-name="OOoTextBody">When opening a Word document that contains an embedded equation editor object, if the option for it (MathType to LibreOffice Math or reverse) is checked in <text:span text:style-name="OOoMenuPath">Tools &gt; Options &gt; Load/Save &gt; Microsoft Office</text:span>, the object will be automatically converted to an LibreOffice Math object.</text:p>
      <text:h text:style-name="OOoHeading_20_1" text:outline-level="1"><text:bookmark-start text:name="__RefHeading__182240_780470623"/>File formats LibreOffice can save to<text:bookmark-end text:name="__RefHeading__182240_780470623"/></text:h>
      <text:p text:style-name="OOoTextBody">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6">When sharing a document that you do not expect or want the recipient to modify, the safest option is to convert the document to PDF. LibreOffice provides a very straightforward way to convert documents to PDF. See <text:span text:style-name="OOoEmphasis">Chapter 10 Printing, Exporting, and E-Mailing</text:span> in this guide.</text:p>
          </table:table-cell>
        </table:table-row>
      </table:table>
      <text:h text:style-name="OOoHeading_20_2" text:outline-level="2"><text:bookmark-start text:name="__RefHeading__182242_780470623"/>Saving text documents<text:bookmark-end text:name="__RefHeading__182242_780470623"/></text:h>
      <text:p text:style-name="OOoTextBody_5f_ListIntro">In addition to OpenDocument formats (.odt, .ott, and .fodt), Writer can save in these formats:</text:p>
      <text:p text:style-name="P11">OpenOffice.org 1.x Text Document (.sxw)<text:line-break/>OpenOffice.org 1.x Text Document Template (.stw)<text:line-break/><text:span text:style-name="T13">Microsoft Word 6.0, 95, and 97/2000/XP (.doc)<text:line-break/>Microsoft Word 2003 XML (.xml)<text:line-break/>Microsoft Word 2007/2010 XML (.docx)</text:span><text:line-break/>Office Open XML Text (.docx)<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2"><text:bookmark-start text:name="__RefHeading__182244_780470623"/><text:soft-page-break/>Saving spreadsheet files<text:bookmark-end text:name="__RefHeading__182244_780470623"/></text:h>
      <text:p text:style-name="OOoTextBody_5f_ListIntro"><text:alphabetical-index-mark text:string-value="saving" text:key1="spreadsheets"/>In addition to OpenDocument formats (.ods and .ots), Calc can save in these formats:</text:p>
      <text:p text:style-name="P5">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Microsoft Excel 2007/2010 XML (.xlsx)<text:line-break/>Office Open XML Spreadsheet (.xlsx)<text:line-break/>Data Interchange Format (.dif)<text:line-break/>dBase (.dbf)<text:line-break/>SYLK (.slk)<text:line-break/>Text CSV (.csv and .txt)<text:line-break/>StarCalc 3.0, 4.0, and 5.0 formats (.sdc and .vor)<text:line-break/>Unified Office Format spreadsheet (.uos)<text:line-break/>HTML Document (OpenOffice.org Calc) (.html and .htm)<text:line-break/>Pocket Excel (.pxl)</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Java Runtime Environment is required to use the mobile device filters for AportisDoc (Palm), Pocket Word, and Pocket Excel.</text:p>
          </table:table-cell>
        </table:table-row>
      </table:table>
      <text:h text:style-name="OOoHeading_20_2" text:outline-level="2"><text:bookmark-start text:name="__RefHeading__182246_780470623"/>Saving presentations<text:bookmark-end text:name="__RefHeading__182246_780470623"/></text:h>
      <text:p text:style-name="P4"><text:alphabetical-index-mark text:string-value="saving" text:key1="presentations"/>In addition to OpenDocument formats (.odp, .otp, .fodp, and .odg), Impress can save in these formats:</text:p>
      <text:p text:style-name="OOoTextBodyIndent">OpenOffice.org 1.x Presentation (.sxi)<text:line-break/>OpenOffice.org 1.x Presentation Template (.sti)<text:line-break/>Microsoft PowerPoint 97/2000/XP (.ppt)<text:line-break/>Microsoft PowerPoint 97/2000/XP Template (.pot)<text:line-break/>Microsoft PowerPoint 2007/2010 XML (.pptx, .potm)<text:line-break/>Office Open XML Presentation (.pptx, .potm, .ppsx)<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2"><text:bookmark-start text:name="__RefHeading__182248_780470623"/>Saving drawings<text:bookmark-end text:name="__RefHeading__182248_780470623"/></text:h>
      <text:p text:style-name="P3"><text:alphabetical-index-mark text:string-value="saving" text:key1="graphic files"/>Draw can only save in the OpenDocument Drawing formats (.odg, .otg, and .fodg), the OpenOffice.org 1.x formats (.sxd and .std) and StarDraw format (.sda, .sdd, and .vor).</text:p>
      <text:p text:style-name="OOoTextBody">However, Draw can also export to BMP, EMF, EPS, GIF, JPEG, MET, PBM, PCT, PGM, PNG, PPM, RAS, SVG, SVM, TIFF, WMF, and XPM.</text:p>
      <text:h text:style-name="OOoHeading_20_2" text:outline-level="2"><text:bookmark-start text:name="__RefHeading__182250_780470623"/>Writer/Web can save in these formats<text:bookmark-end text:name="__RefHeading__182250_780470623"/></text:h>
      <text:p text:style-name="OOoTextBodyIndent">HTML document (.html and .htm), as HTML 4.0 Transitional<text:line-break/>OpenOffice.org 1.0 HTML Template (.stw)<text:line-break/>OpenOffice.org 2.x HTML Template (.oth)<text:line-break/>StarWriter/Web 4.0 and 5.0 (.vor)<text:line-break/>Text and Text Encoded (LibreOffice Writer/Web) (.txt)</text:p>
      <text:h text:style-name="OOoHeading_20_1" text:outline-level="1"><text:bookmark-start text:name="__RefHeading__184177_780470623"/><text:soft-page-break/>Exporting to other formats<text:bookmark-end text:name="__RefHeading__184177_780470623"/></text:h>
      <text:p text:style-name="OOoTextBody">LibreOffice uses the term “export” for some file operations involving a change of file type. If you cannot find the file type you are looking for under <text:span text:style-name="OOoMenuPath">Save As</text:span>, look under <text:span text:style-name="OOoMenuPath">Export</text:span> for additional types.</text:p>
      <text:p text:style-name="OOoTextBody">LibreOffice can export files to HTML and XHTML. In addition, Draw and Impress can export to Adobe Flash (.swf) and a range of image formats.</text:p>
      <text:p text:style-name="OOoTextBody">To export to one of these formats, choose <text:span text:style-name="OOoMenuPath">File &gt; Export</text:span>. On the Export dialog, specify a file name for the exported document, then select the desired format in the <text:span text:style-name="OOoEmphasis">File format</text:span> list and click the <text:span text:style-name="OOoMenuPath">Export</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TextBodyIndented" style:family="paragraph" style:parent-style-name="OOoTextBody">
      <style:paragraph-properties fo:margin-left="0.6cm" fo:margin-right="0cm" fo:text-indent="0cm" style:auto-text-indent="false"/>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extBodyIndent" style:family="paragraph" style:parent-style-name="OOoTextBody">
      <style:paragraph-properties fo:margin-left="0.635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6666ff"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6666ff"/>
    </style:style>
    <style:style style:name="OOoDefault" style:family="text">
      <style:text-properties style:font-name="Liberation Sans" fo:font-family="'Liberation Sans'" style:font-style-name="Regular" style:font-family-generic="swiss" style:font-pitch="variable" fo:language="en" fo:country="US" style:letter-kerning="true" fo:background-color="#ff3333"/>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6666ff"/>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6666ff"/>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6666ff"/>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6666ff"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6666ff"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fo:background-color="#ff3333"/>
    </style:style>
    <style:style style:name="LODefault" style:family="text">
      <style:text-properties style:font-name="Liberation Sans" fo:font-family="'Liberation Sans'" style:font-style-name="Regular" style:font-family-generic="swiss" style:font-pitch="variable" fo:language="fr" fo:country="FR" style:letter-kerning="true" fo:background-color="#ff3333"/>
    </style:style>
    <style:style style:name="LOKeystroke" style:family="text" style:parent-style-name="LODefault">
      <style:text-properties style:font-name="Liberation Sans3" fo:font-family="'Liberation Sans'" style:font-style-name="Italic" style:font-family-generic="swiss" style:font-pitch="variable" fo:font-style="italic" fo:background-color="#6666ff"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space-before="0.635cm" text:min-label-width="0.635cm"/>
        <style:text-properties style:font-name="Bitstream Vera Serif"/>
      </text:list-level-style-bullet>
      <text:list-level-style-bullet text:level="2" text:style-name="Bullet_20_Symbols" text:bullet-char="–">
        <style:list-level-properties text:space-before="1.27cm" text:min-label-width="0.635cm"/>
        <style:text-properties style:font-name="Bitstream Vera Serif"/>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OOoNumbering">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le formats LibreOffice can save to</text:chapter><text:tab/><text:page-number text:select-page="current">9</text:page-number></text:p>
      </style:footer>
      <style:footer-left>
        <text:p text:style-name="OOoFooter"><text:page-number text:select-page="current">10</text:page-number><text:tab/><text:title>Open Source, Open Standards, OpenDocument</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Open Source, Open Standards, OpenDocument</text:title><text:tab/><text:page-number text:select-page="current">3</text:page-number></text:p>
      </style:footer>
      <style:footer-left>
        <text:p text:style-name="OOoFooter"><text:page-number text:select-page="current">0</text:page-number><text:tab/><text:title>Open Source, Open Standards, OpenDocument</text:title></text:p>
      </style:footer-left>
    </style:master-page>
    <style:master-page style:name="OOoOneColumn" style:page-layout-name="Mpm6">
      <style:footer>
        <text:p text:style-name="MP2"><text:title>Open Source, Open Standards, OpenDocument</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1$Linux_X86_64 LibreOffice_project/d4c441391e20647b3d2e8dde4d20aa868e77e515</meta:generator>
    <dc:title>Open Source, Open Standards, OpenDocument</dc:title>
    <meta:initial-creator>Jean Hollis Weber</meta:initial-creator>
    <meta:creation-date>2008-06-05T09:52:11</meta:creation-date>
    <dc:creator>Miloš Šrámek</dc:creator>
    <dc:date>2014-05-29T11:07:22.064494666</dc:date>
    <meta:editing-cycles>129</meta:editing-cycles>
    <meta:editing-duration>PT14H39M34S</meta:editing-duration>
    <meta:document-statistic meta:table-count="4" meta:image-count="1" meta:object-count="0" meta:page-count="10" meta:paragraph-count="177" meta:word-count="2499" meta:character-count="16627" meta:non-whitespace-character-count="1430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